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Helvetica, sans-serif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Verdana" svg:font-family="Verdana, Arial, Helvetica, sans-serif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Preformatted_20_Text">
      <style:paragraph-properties fo:margin-top="0in" fo:margin-bottom="0.1965in" style:contextual-spacing="false"/>
      <style:text-properties officeooo:paragraph-rsid="000b00af"/>
    </style:style>
    <style:style style:name="P3" style:family="paragraph" style:parent-style-name="Standard">
      <style:text-properties officeooo:rsid="000589f3" officeooo:paragraph-rsid="000589f3"/>
    </style:style>
    <style:style style:name="P4" style:family="paragraph" style:parent-style-name="Standard">
      <style:text-properties officeooo:rsid="000a158e" officeooo:paragraph-rsid="000a158e"/>
    </style:style>
    <style:style style:name="P5" style:family="paragraph" style:parent-style-name="Standard">
      <style:text-properties officeooo:rsid="001bba4f" officeooo:paragraph-rsid="000b00af"/>
    </style:style>
    <style:style style:name="P6" style:family="paragraph" style:parent-style-name="Standard">
      <style:text-properties officeooo:rsid="00124260" officeooo:paragraph-rsid="00124260"/>
    </style:style>
    <style:style style:name="P7" style:family="paragraph" style:parent-style-name="Standard">
      <style:text-properties officeooo:rsid="00197575" officeooo:paragraph-rsid="00197575"/>
    </style:style>
    <style:style style:name="P8" style:family="paragraph" style:parent-style-name="Standard">
      <style:text-properties officeooo:rsid="001dcf82" officeooo:paragraph-rsid="001dcf82"/>
    </style:style>
    <style:style style:name="P9" style:family="paragraph" style:parent-style-name="Standard">
      <style:text-properties officeooo:rsid="001f4b6c" officeooo:paragraph-rsid="001f4b6c"/>
    </style:style>
    <style:style style:name="P10" style:family="paragraph" style:parent-style-name="Standard">
      <style:text-properties officeooo:rsid="002556a2" officeooo:paragraph-rsid="002556a2"/>
    </style:style>
    <style:style style:name="P11" style:family="paragraph" style:parent-style-name="Standard">
      <style:text-properties officeooo:rsid="002b461a" officeooo:paragraph-rsid="002b461a"/>
    </style:style>
    <style:style style:name="P12" style:family="paragraph" style:parent-style-name="Standard">
      <style:text-properties officeooo:rsid="002d23b8" officeooo:paragraph-rsid="002d23b8"/>
    </style:style>
    <style:style style:name="P13" style:family="paragraph" style:parent-style-name="Standard">
      <style:text-properties officeooo:rsid="002f0480" officeooo:paragraph-rsid="002f0480"/>
    </style:style>
    <style:style style:name="P14" style:family="paragraph" style:parent-style-name="Text_20_body" style:list-style-name="L1"/>
    <style:style style:name="P15" style:family="paragraph" style:parent-style-name="Text_20_body" style:list-style-name="L1">
      <style:paragraph-properties fo:margin-top="0in" fo:margin-bottom="0in" style:contextual-spacing="false"/>
    </style:style>
    <style:style style:name="P16" style:family="paragraph" style:parent-style-name="Text_20_body" style:list-style-name="L2"/>
    <style:style style:name="P17" style:family="paragraph" style:parent-style-name="Text_20_body" style:list-style-name="L2">
      <style:paragraph-properties fo:margin-top="0in" fo:margin-bottom="0in" style:contextual-spacing="false"/>
    </style:style>
    <style:style style:name="P18" style:family="paragraph" style:parent-style-name="Text_20_body" style:list-style-name="L3"/>
    <style:style style:name="P19" style:family="paragraph" style:parent-style-name="Text_20_body" style:list-style-name="L3">
      <style:paragraph-properties fo:margin-top="0in" fo:margin-bottom="0in" style:contextual-spacing="false"/>
    </style:style>
    <style:style style:name="P20" style:family="paragraph" style:parent-style-name="Text_20_body" style:list-style-name="L4"/>
    <style:style style:name="P21" style:family="paragraph" style:parent-style-name="Text_20_body" style:list-style-name="L4">
      <style:paragraph-properties fo:margin-top="0in" fo:margin-bottom="0in" style:contextual-spacing="false"/>
    </style:style>
    <style:style style:name="P22" style:family="paragraph" style:parent-style-name="Text_20_body">
      <style:text-properties officeooo:rsid="000589f3" officeooo:paragraph-rsid="000589f3"/>
    </style:style>
    <style:style style:name="P23" style:family="paragraph" style:parent-style-name="Text_20_body" style:list-style-name="L23">
      <style:text-properties officeooo:rsid="000589f3" officeooo:paragraph-rsid="000b00af"/>
    </style:style>
    <style:style style:name="P24" style:family="paragraph" style:parent-style-name="Text_20_body" style:list-style-name="L5"/>
    <style:style style:name="P25" style:family="paragraph" style:parent-style-name="Text_20_body" style:list-style-name="L5">
      <style:paragraph-properties fo:margin-top="0in" fo:margin-bottom="0in" style:contextual-spacing="false"/>
    </style:style>
    <style:style style:name="P26" style:family="paragraph" style:parent-style-name="Text_20_body" style:list-style-name="L6"/>
    <style:style style:name="P27" style:family="paragraph" style:parent-style-name="Text_20_body" style:list-style-name="L6">
      <style:paragraph-properties fo:margin-top="0in" fo:margin-bottom="0in" style:contextual-spacing="false"/>
    </style:style>
    <style:style style:name="P28" style:family="paragraph" style:parent-style-name="Text_20_body" style:list-style-name="L7"/>
    <style:style style:name="P29" style:family="paragraph" style:parent-style-name="Text_20_body" style:list-style-name="L8"/>
    <style:style style:name="P30" style:family="paragraph" style:parent-style-name="Text_20_body" style:list-style-name="L9"/>
    <style:style style:name="P31" style:family="paragraph" style:parent-style-name="Text_20_body" style:list-style-name="L9">
      <style:paragraph-properties fo:margin-top="0in" fo:margin-bottom="0in" style:contextual-spacing="false"/>
    </style:style>
    <style:style style:name="P32" style:family="paragraph" style:parent-style-name="Text_20_body" style:list-style-name="L10"/>
    <style:style style:name="P33" style:family="paragraph" style:parent-style-name="Text_20_body" style:list-style-name="L10">
      <style:paragraph-properties fo:margin-top="0in" fo:margin-bottom="0in" style:contextual-spacing="false"/>
    </style:style>
    <style:style style:name="P34" style:family="paragraph" style:parent-style-name="Text_20_body" style:list-style-name="L11"/>
    <style:style style:name="P35" style:family="paragraph" style:parent-style-name="Text_20_body" style:list-style-name="L11">
      <style:paragraph-properties fo:margin-top="0in" fo:margin-bottom="0in" style:contextual-spacing="false"/>
    </style:style>
    <style:style style:name="P36" style:family="paragraph" style:parent-style-name="Text_20_body" style:list-style-name="L12"/>
    <style:style style:name="P37" style:family="paragraph" style:parent-style-name="Text_20_body" style:list-style-name="L12">
      <style:paragraph-properties fo:margin-top="0in" fo:margin-bottom="0in" style:contextual-spacing="false"/>
    </style:style>
    <style:style style:name="P38" style:family="paragraph" style:parent-style-name="Text_20_body">
      <style:text-properties officeooo:rsid="000a158e" officeooo:paragraph-rsid="000a158e"/>
    </style:style>
    <style:style style:name="P39" style:family="paragraph" style:parent-style-name="Text_20_body">
      <style:text-properties officeooo:rsid="001bba4f" officeooo:paragraph-rsid="000b00af"/>
    </style:style>
    <style:style style:name="P40" style:family="paragraph" style:parent-style-name="Text_20_body" style:list-style-name="L14">
      <style:paragraph-properties fo:margin-top="0in" fo:margin-bottom="0in" style:contextual-spacing="false"/>
      <style:text-properties officeooo:paragraph-rsid="000b00af"/>
    </style:style>
    <style:style style:name="P41" style:family="paragraph" style:parent-style-name="Text_20_body" style:list-style-name="L14">
      <style:text-properties officeooo:paragraph-rsid="000b00af"/>
    </style:style>
    <style:style style:name="P42" style:family="paragraph" style:parent-style-name="Text_20_body" style:list-style-name="L19">
      <style:paragraph-properties fo:margin-top="0in" fo:margin-bottom="0in" style:contextual-spacing="false"/>
      <style:text-properties officeooo:paragraph-rsid="000b00af"/>
    </style:style>
    <style:style style:name="P43" style:family="paragraph" style:parent-style-name="Text_20_body" style:list-style-name="L19">
      <style:text-properties officeooo:paragraph-rsid="000b00af"/>
    </style:style>
    <style:style style:name="P44" style:family="paragraph" style:parent-style-name="Text_20_body" style:list-style-name="L20">
      <style:paragraph-properties fo:margin-top="0in" fo:margin-bottom="0in" style:contextual-spacing="false"/>
      <style:text-properties officeooo:paragraph-rsid="000b00af"/>
    </style:style>
    <style:style style:name="P45" style:family="paragraph" style:parent-style-name="Text_20_body" style:list-style-name="L20">
      <style:text-properties officeooo:paragraph-rsid="000b00af"/>
    </style:style>
    <style:style style:name="P46" style:family="paragraph" style:parent-style-name="Text_20_body" style:list-style-name="L21">
      <style:paragraph-properties fo:margin-top="0in" fo:margin-bottom="0in" style:contextual-spacing="false"/>
      <style:text-properties officeooo:paragraph-rsid="000b00af"/>
    </style:style>
    <style:style style:name="P47" style:family="paragraph" style:parent-style-name="Text_20_body" style:list-style-name="L21">
      <style:text-properties officeooo:paragraph-rsid="000b00af"/>
    </style:style>
    <style:style style:name="P48" style:family="paragraph" style:parent-style-name="Text_20_body" style:list-style-name="L22">
      <style:paragraph-properties fo:margin-top="0in" fo:margin-bottom="0in" style:contextual-spacing="false"/>
      <style:text-properties officeooo:paragraph-rsid="000b00af"/>
    </style:style>
    <style:style style:name="P49" style:family="paragraph" style:parent-style-name="Text_20_body" style:list-style-name="L22">
      <style:text-properties officeooo:paragraph-rsid="000b00af"/>
    </style:style>
    <style:style style:name="P50" style:family="paragraph" style:parent-style-name="Text_20_body" style:list-style-name="L23">
      <style:paragraph-properties fo:margin-top="0in" fo:margin-bottom="0in" style:contextual-spacing="false"/>
      <style:text-properties officeooo:paragraph-rsid="000b00af"/>
    </style:style>
    <style:style style:name="P51" style:family="paragraph" style:parent-style-name="Text_20_body">
      <style:text-properties officeooo:paragraph-rsid="000b00af"/>
    </style:style>
    <style:style style:name="P52" style:family="paragraph" style:parent-style-name="Text_20_body" style:list-style-name="L24"/>
    <style:style style:name="P53" style:family="paragraph" style:parent-style-name="Text_20_body" style:list-style-name="L24">
      <style:paragraph-properties fo:margin-top="0in" fo:margin-bottom="0in" style:contextual-spacing="false"/>
    </style:style>
    <style:style style:name="P54" style:family="paragraph" style:parent-style-name="Text_20_body" style:list-style-name="L25"/>
    <style:style style:name="P55" style:family="paragraph" style:parent-style-name="Text_20_body" style:list-style-name="L25">
      <style:paragraph-properties fo:margin-top="0in" fo:margin-bottom="0in" style:contextual-spacing="false"/>
    </style:style>
    <style:style style:name="P56" style:family="paragraph" style:parent-style-name="Text_20_body" style:list-style-name="L26"/>
    <style:style style:name="P57" style:family="paragraph" style:parent-style-name="Text_20_body" style:list-style-name="L26">
      <style:paragraph-properties fo:margin-top="0in" fo:margin-bottom="0in" style:contextual-spacing="false"/>
    </style:style>
    <style:style style:name="P58" style:family="paragraph" style:parent-style-name="Text_20_body" style:list-style-name="L27"/>
    <style:style style:name="P59" style:family="paragraph" style:parent-style-name="Text_20_body" style:list-style-name="L27">
      <style:paragraph-properties fo:margin-top="0in" fo:margin-bottom="0in" style:contextual-spacing="false"/>
    </style:style>
    <style:style style:name="P60" style:family="paragraph" style:parent-style-name="Text_20_body" style:list-style-name="L28"/>
    <style:style style:name="P61" style:family="paragraph" style:parent-style-name="Text_20_body" style:list-style-name="L28">
      <style:paragraph-properties fo:margin-top="0in" fo:margin-bottom="0in" style:contextual-spacing="false"/>
    </style:style>
    <style:style style:name="P62" style:family="paragraph" style:parent-style-name="Text_20_body" style:list-style-name="L29"/>
    <style:style style:name="P63" style:family="paragraph" style:parent-style-name="Text_20_body" style:list-style-name="L29">
      <style:paragraph-properties fo:margin-top="0in" fo:margin-bottom="0in" style:contextual-spacing="false"/>
    </style:style>
    <style:style style:name="P64" style:family="paragraph" style:parent-style-name="Text_20_body">
      <style:text-properties officeooo:rsid="00124260" officeooo:paragraph-rsid="00124260"/>
    </style:style>
    <style:style style:name="P65" style:family="paragraph" style:parent-style-name="Text_20_body" style:list-style-name="L30"/>
    <style:style style:name="P66" style:family="paragraph" style:parent-style-name="Text_20_body" style:list-style-name="L30">
      <style:paragraph-properties fo:margin-top="0in" fo:margin-bottom="0in" style:contextual-spacing="false"/>
    </style:style>
    <style:style style:name="P67" style:family="paragraph" style:parent-style-name="Text_20_body" style:list-style-name="L31"/>
    <style:style style:name="P68" style:family="paragraph" style:parent-style-name="Text_20_body" style:list-style-name="L31">
      <style:paragraph-properties fo:margin-top="0in" fo:margin-bottom="0in" style:contextual-spacing="false"/>
    </style:style>
    <style:style style:name="P69" style:family="paragraph" style:parent-style-name="Text_20_body" style:list-style-name="L32"/>
    <style:style style:name="P70" style:family="paragraph" style:parent-style-name="Text_20_body" style:list-style-name="L32">
      <style:paragraph-properties fo:margin-top="0in" fo:margin-bottom="0in" style:contextual-spacing="false"/>
    </style:style>
    <style:style style:name="P71" style:family="paragraph" style:parent-style-name="Text_20_body" style:list-style-name="L33"/>
    <style:style style:name="P72" style:family="paragraph" style:parent-style-name="Text_20_body" style:list-style-name="L33">
      <style:paragraph-properties fo:margin-top="0in" fo:margin-bottom="0in" style:contextual-spacing="false"/>
    </style:style>
    <style:style style:name="P73" style:family="paragraph" style:parent-style-name="Text_20_body">
      <style:text-properties officeooo:rsid="00197575" officeooo:paragraph-rsid="00197575"/>
    </style:style>
    <style:style style:name="P74" style:family="paragraph" style:parent-style-name="Text_20_body">
      <style:text-properties officeooo:rsid="001f4b6c" officeooo:paragraph-rsid="001f4b6c"/>
    </style:style>
    <style:style style:name="P75" style:family="paragraph" style:parent-style-name="Text_20_body" style:list-style-name="L35"/>
    <style:style style:name="P76" style:family="paragraph" style:parent-style-name="Text_20_body" style:list-style-name="L35">
      <style:paragraph-properties fo:margin-top="0in" fo:margin-bottom="0in" style:contextual-spacing="false"/>
    </style:style>
    <style:style style:name="P77" style:family="paragraph" style:parent-style-name="Text_20_body" style:list-style-name="L36"/>
    <style:style style:name="P78" style:family="paragraph" style:parent-style-name="Text_20_body" style:list-style-name="L36">
      <style:paragraph-properties fo:margin-top="0in" fo:margin-bottom="0in" style:contextual-spacing="false"/>
    </style:style>
    <style:style style:name="P79" style:family="paragraph" style:parent-style-name="Text_20_body" style:list-style-name="L37"/>
    <style:style style:name="P80" style:family="paragraph" style:parent-style-name="Text_20_body" style:list-style-name="L37">
      <style:paragraph-properties fo:margin-top="0in" fo:margin-bottom="0in" style:contextual-spacing="false"/>
    </style:style>
    <style:style style:name="P81" style:family="paragraph" style:parent-style-name="Text_20_body" style:list-style-name="L38"/>
    <style:style style:name="P82" style:family="paragraph" style:parent-style-name="Text_20_body" style:list-style-name="L39"/>
    <style:style style:name="P83" style:family="paragraph" style:parent-style-name="Text_20_body" style:list-style-name="L39">
      <style:paragraph-properties fo:margin-top="0in" fo:margin-bottom="0in" style:contextual-spacing="false"/>
    </style:style>
    <style:style style:name="P84" style:family="paragraph" style:parent-style-name="Text_20_body" style:list-style-name="L40"/>
    <style:style style:name="P85" style:family="paragraph" style:parent-style-name="Text_20_body" style:list-style-name="L40">
      <style:paragraph-properties fo:margin-top="0in" fo:margin-bottom="0in" style:contextual-spacing="false"/>
    </style:style>
    <style:style style:name="P86" style:family="paragraph" style:parent-style-name="Text_20_body" style:list-style-name="L41"/>
    <style:style style:name="P87" style:family="paragraph" style:parent-style-name="Text_20_body" style:list-style-name="L41">
      <style:paragraph-properties fo:margin-top="0in" fo:margin-bottom="0in" style:contextual-spacing="false"/>
    </style:style>
    <style:style style:name="P88" style:family="paragraph" style:parent-style-name="Text_20_body">
      <style:text-properties officeooo:rsid="002556a2" officeooo:paragraph-rsid="002556a2"/>
    </style:style>
    <style:style style:name="P89" style:family="paragraph" style:parent-style-name="Text_20_body" style:list-style-name="L42"/>
    <style:style style:name="P90" style:family="paragraph" style:parent-style-name="Text_20_body" style:list-style-name="L42">
      <style:paragraph-properties fo:margin-top="0in" fo:margin-bottom="0in" style:contextual-spacing="false"/>
    </style:style>
    <style:style style:name="P91" style:family="paragraph" style:parent-style-name="Text_20_body" style:list-style-name="L43"/>
    <style:style style:name="P92" style:family="paragraph" style:parent-style-name="Text_20_body" style:list-style-name="L43">
      <style:paragraph-properties fo:margin-top="0in" fo:margin-bottom="0in" style:contextual-spacing="false"/>
    </style:style>
    <style:style style:name="P93" style:family="paragraph" style:parent-style-name="Text_20_body">
      <style:text-properties officeooo:rsid="002b461a" officeooo:paragraph-rsid="002b461a"/>
    </style:style>
    <style:style style:name="P94" style:family="paragraph" style:parent-style-name="Text_20_body" style:list-style-name="L44"/>
    <style:style style:name="P95" style:family="paragraph" style:parent-style-name="Text_20_body" style:list-style-name="L44">
      <style:paragraph-properties fo:margin-top="0in" fo:margin-bottom="0in" style:contextual-spacing="false"/>
    </style:style>
    <style:style style:name="P96" style:family="paragraph" style:parent-style-name="Text_20_body" style:list-style-name="L45"/>
    <style:style style:name="P97" style:family="paragraph" style:parent-style-name="Text_20_body" style:list-style-name="L45">
      <style:paragraph-properties fo:margin-top="0in" fo:margin-bottom="0in" style:contextual-spacing="false"/>
    </style:style>
    <style:style style:name="P98" style:family="paragraph" style:parent-style-name="Text_20_body" style:list-style-name="L46"/>
    <style:style style:name="P99" style:family="paragraph" style:parent-style-name="Text_20_body" style:list-style-name="L46">
      <style:paragraph-properties fo:margin-top="0in" fo:margin-bottom="0in" style:contextual-spacing="false"/>
    </style:style>
    <style:style style:name="P100" style:family="paragraph" style:parent-style-name="Text_20_body">
      <style:text-properties officeooo:rsid="002d23b8" officeooo:paragraph-rsid="002d23b8"/>
    </style:style>
    <style:style style:name="P101" style:family="paragraph" style:parent-style-name="Text_20_body" style:list-style-name="L47"/>
    <style:style style:name="P102" style:family="paragraph" style:parent-style-name="Text_20_body" style:list-style-name="L47">
      <style:paragraph-properties fo:margin-top="0in" fo:margin-bottom="0in" style:contextual-spacing="false"/>
    </style:style>
    <style:style style:name="P103" style:family="paragraph" style:parent-style-name="Text_20_body" style:list-style-name="L48"/>
    <style:style style:name="P104" style:family="paragraph" style:parent-style-name="Text_20_body" style:list-style-name="L48">
      <style:paragraph-properties fo:margin-top="0in" fo:margin-bottom="0in" style:contextual-spacing="false"/>
    </style:style>
    <style:style style:name="P105" style:family="paragraph" style:parent-style-name="Text_20_body">
      <style:text-properties officeooo:rsid="002f0480" officeooo:paragraph-rsid="002f048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number text:level="1" text:style-name="Numbering_20_Symbols" loext:num-list-format="%1%." style:num-suffix="." style:num-format="1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hell command</text:p>
      <text:p text:style-name="P3"/>
      <text:p text:style-name="P22"><text:span text:style-name="Strong_20_Emphasis">. Types of Shell Commands:</text:span></text:p>
      <text:list xml:id="list3131383029" text:style-name="L1">
        <text:list-item>
          <text:p text:style-name="P15"><text:span text:style-name="Strong_20_Emphasis">Simple Command:</text:span> The most basic unit, consisting of variable assignments, redirections, words (command name and arguments), and control operators.</text:p>
        </text:list-item>
        <text:list-item>
          <text:p text:style-name="P15"><text:span text:style-name="Strong_20_Emphasis">Pipeline:</text:span> Connects multiple commands, sending the output of one as the input to the next.</text:p>
        </text:list-item>
        <text:list-item>
          <text:p text:style-name="P15"><text:span text:style-name="Strong_20_Emphasis">List Compound-List:</text:span> Executes a sequence of commands sequentially.</text:p>
        </text:list-item>
        <text:list-item>
          <text:p text:style-name="P15"><text:span text:style-name="Strong_20_Emphasis">Compound Command:</text:span> Groups multiple commands under various control structures (e.g., <text:span text:style-name="Source_20_Text">if</text:span>, <text:span text:style-name="Source_20_Text">for</text:span>).</text:p>
        </text:list-item>
        <text:list-item>
          <text:p text:style-name="P14"><text:span text:style-name="Strong_20_Emphasis">Function Definition:</text:span> Defines a reusable block of commands.</text:p>
        </text:list-item>
      </text:list>
      <text:p text:style-name="Text_20_body"><text:span text:style-name="Strong_20_Emphasis">2. Simple Command Execution:</text:span></text:p>
      <text:list xml:id="list870568674" text:style-name="L2">
        <text:list-item>
          <text:p text:style-name="P17"><text:span text:style-name="Strong_20_Emphasis">Variable Assignments &amp; Redirections:</text:span> The shell identifies and processes variable assignments and redirections within the command.</text:p>
        </text:list-item>
        <text:list-item>
          <text:p text:style-name="P17"><text:span text:style-name="Strong_20_Emphasis">Word Expansion:</text:span> Words are expanded for special characters like <text:span text:style-name="Source_20_Text">~</text:span> (home directory) and <text:span text:style-name="Source_20_Text">$</text:span> (variables).</text:p>
        </text:list-item>
        <text:list-item>
          <text:p text:style-name="P17"><text:span text:style-name="Strong_20_Emphasis">Command Identification:</text:span> The first expandable word becomes the command name, and the remaining are arguments.</text:p>
        </text:list-item>
        <text:list-item>
          <text:p text:style-name="P17"><text:span text:style-name="Strong_20_Emphasis">Redirection Handling:</text:span> Input/output redirections specified in the command are performed.</text:p>
        </text:list-item>
        <text:list-item>
          <text:p text:style-name="P17"><text:span text:style-name="Strong_20_Emphasis">Variable Assignment Evaluation:</text:span> Variable assignments are expanded and assigned values.</text:p>
        </text:list-item>
        <text:list-item>
          <text:p text:style-name="P17"><text:span text:style-name="Strong_20_Emphasis">Command Execution:</text:span></text:p>
          <text:list>
            <text:list-item>
              <text:p text:style-name="P17">If no command name exists, assignments affect the current environment.</text:p>
            </text:list-item>
            <text:list-item>
              <text:p text:style-name="P17">If a command name exists:</text:p>
              <text:list>
                <text:list-item>
                  <text:p text:style-name="P17">Special built-in utilities are invoked directly.</text:p>
                </text:list-item>
                <text:list-item>
                  <text:p text:style-name="P17">Functions defined within the shell are executed.</text:p>
                </text:list-item>
                <text:list-item>
                  <text:p text:style-name="P17">The shell searches for the command using the <text:span text:style-name="Source_20_Text">PATH</text:span> environment variable.</text:p>
                  <text:list>
                    <text:list-item>
                      <text:p text:style-name="P17">If found, the command is either a built-in, a shell function, or an external program.</text:p>
                      <text:list>
                        <text:list-item>
                          <text:p text:style-name="P17">Built-ins and shell functions are executed directly.</text:p>
                        </text:list-item>
                        <text:list-item>
                          <text:p text:style-name="P17">External programs are executed in a separate process.</text:p>
                        </text:list-item>
                      </text:list>
                    </text:list-item>
                    <text:list-item>
                      <text:p text:style-name="P16">If not found, an error occurs (exit status 127).</text:p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span text:style-name="Strong_20_Emphasis">3. Shell Function vs. External Program:</text:span></text:p>
      <text:list xml:id="list787652777" text:style-name="L3">
        <text:list-item>
          <text:p text:style-name="P19">A shell function is a named block of commands defined within the shell itself.</text:p>
        </text:list-item>
        <text:list-item>
          <text:p text:style-name="P18">An external program is a separate executable file located on the system.</text:p>
        </text:list-item>
      </text:list>
      <text:p text:style-name="Text_20_body"><text:span text:style-name="Strong_20_Emphasis">4. Command Search Path:</text:span></text:p>
      <text:list xml:id="list30075720" text:style-name="L4">
        <text:list-item>
          <text:p text:style-name="P21">The shell searches for commands using directories listed in the <text:span text:style-name="Source_20_Text">PATH</text:span> environment variable.</text:p>
        </text:list-item>
        <text:list-item>
          <text:p text:style-name="P21">If a match is found, the command is executed directly.</text:p>
        </text:list-item>
        <text:list-item>
          <text:p text:style-name="P20">If not found, the shell attempts to execute the command name itself as a shell script.</text:p>
        </text:list-item>
      </text:list>
      <text:p text:style-name="P3"/>
      <text:p text:style-name="P5">Pipeline</text:p>
      <text:p text:style-name="P39"><text:span text:style-name="Strong_20_Emphasis">1. What is a Pipeline?</text:span></text:p>
      <text:list xml:id="list3501014311" text:style-name="L14">
        <text:list-item>
          <text:p text:style-name="P40">A sequence of commands chained together using the pipe symbol (<text:span text:style-name="Source_20_Text">|</text:span>).</text:p>
        </text:list-item>
        <text:list-item>
          <text:p text:style-name="P41">The output of one command becomes the input for the next command in the sequence.</text:p>
        </text:list-item>
      </text:list>
      <text:p text:style-name="P51"><text:soft-page-break/><text:span text:style-name="Strong_20_Emphasis">2. Pipeline Format:</text:span></text:p>
      <text:p text:style-name="P2"><text:span text:style-name="Source_20_Text">[!] command1 [ | command2 ...]</text:span></text:p>
      <text:list xml:id="list1684919061" text:style-name="L19">
        <text:list-item>
          <text:p text:style-name="P42"><text:span text:style-name="Source_20_Text">command1</text:span>: The first command in the pipeline.</text:p>
        </text:list-item>
        <text:list-item>
          <text:p text:style-name="P42"><text:span text:style-name="Source_20_Text">|</text:span>: The pipe symbol connecting commands.</text:p>
        </text:list-item>
        <text:list-item>
          <text:p text:style-name="P42"><text:span text:style-name="Source_20_Text">command2</text:span>: The next command in the sequence, receiving the output of <text:span text:style-name="Source_20_Text">command1</text:span>.</text:p>
        </text:list-item>
        <text:list-item>
          <text:p text:style-name="P42"><text:span text:style-name="Source_20_Text">...</text:span>: Additional commands can be added to the pipeline (optional).</text:p>
        </text:list-item>
        <text:list-item>
          <text:p text:style-name="P43"><text:span text:style-name="Source_20_Text">!</text:span> (optional): Inverts the exit status of the last command (explained later).</text:p>
        </text:list-item>
      </text:list>
      <text:p text:style-name="P51"><text:span text:style-name="Strong_20_Emphasis">3. How Pipelines Work:</text:span></text:p>
      <text:list xml:id="list394324335" text:style-name="L20">
        <text:list-item>
          <text:p text:style-name="P44">Each command in the pipeline executes sequentially.</text:p>
        </text:list-item>
        <text:list-item>
          <text:p text:style-name="P45">The standard output (what the command normally prints) of the previous command is redirected as the standard input (what the next command reads) for the following command.</text:p>
        </text:list-item>
      </text:list>
      <text:p text:style-name="P51"><text:span text:style-name="Strong_20_Emphasis">4. Redirection within Pipelines:</text:span></text:p>
      <text:list xml:id="list973489935" text:style-name="L21">
        <text:list-item>
          <text:p text:style-name="P46">Redirections specified within a command are processed <text:span text:style-name="Strong_20_Emphasis">after</text:span> the pipeline is established.</text:p>
        </text:list-item>
        <text:list-item>
          <text:p text:style-name="P47">So, redirections within commands only affect their own input/output, not the flow of the pipeline itself.</text:p>
        </text:list-item>
      </text:list>
      <text:p text:style-name="P51"><text:span text:style-name="Strong_20_Emphasis">5. Pipeline Execution:</text:span></text:p>
      <text:list xml:id="list2798347924" text:style-name="L22">
        <text:list-item>
          <text:p text:style-name="P48">By default, the shell waits for all commands in the pipeline to finish before continuing (similar to running them sequentially).</text:p>
        </text:list-item>
        <text:list-item>
          <text:p text:style-name="P49">Executing a pipeline in the background (using <text:span text:style-name="Source_20_Text">&amp;</text:span>) changes this behavior.</text:p>
        </text:list-item>
      </text:list>
      <text:p text:style-name="P51"><text:span text:style-name="Strong_20_Emphasis">6. Exit Status and the "!" Operator:</text:span></text:p>
      <text:list xml:id="list2659788974" text:style-name="L23">
        <text:list-item>
          <text:p text:style-name="P50">The exit status of the entire pipeline is usually the exit status of the last command.</text:p>
        </text:list-item>
        <text:list-item>
          <text:p text:style-name="P50">If you prefix the pipeline with <text:span text:style-name="Source_20_Text">!</text:span> (exclamation mark), the exit status is inverted:</text:p>
          <text:list>
            <text:list-item>
              <text:p text:style-name="P50">If the last command succeeds (exit status 0), the pipeline exits with an error (1).</text:p>
            </text:list-item>
            <text:list-item>
              <text:p text:style-name="P23">If the last command fails (exit status greater than 0), the pipeline exits successfully (0).</text:p>
            </text:list-item>
          </text:list>
        </text:list-item>
      </text:list>
      <text:p text:style-name="P3"/>
      <text:p text:style-name="P4">Lists</text:p>
      <text:p text:style-name="P4"/>
      <text:p text:style-name="P38"><text:span text:style-name="Strong_20_Emphasis">. Types of Lists:</text:span></text:p>
      <text:list xml:id="list2494247858" text:style-name="L5">
        <text:list-item>
          <text:p text:style-name="P25"><text:span text:style-name="Strong_20_Emphasis">AND-OR List:</text:span> Combines pipelines using <text:span text:style-name="Source_20_Text">&amp;&amp;</text:span> (AND) and <text:span text:style-name="Source_20_Text">||</text:span> (OR) operators.</text:p>
        </text:list-item>
        <text:list-item>
          <text:p text:style-name="P24"><text:span text:style-name="Strong_20_Emphasis">List:</text:span> A sequence of AND-OR lists separated by <text:span text:style-name="Source_20_Text">;</text:span> (sequential), <text:span text:style-name="Source_20_Text">&amp;</text:span> (asynchronous), or a newline.</text:p>
        </text:list-item>
      </text:list>
      <text:p text:style-name="Text_20_body"><text:span text:style-name="Strong_20_Emphasis">2. List Operators:</text:span></text:p>
      <text:list xml:id="list1536586977" text:style-name="L6">
        <text:list-item>
          <text:p text:style-name="P27"><text:span text:style-name="Strong_20_Emphasis"><text:span text:style-name="Source_20_Text">;</text:span></text:span><text:span text:style-name="Strong_20_Emphasis"> (Semicolon):</text:span> Executes commands sequentially, waiting for each to finish before starting the next.</text:p>
        </text:list-item>
        <text:list-item>
          <text:p text:style-name="P27"><text:span text:style-name="Strong_20_Emphasis"><text:span text:style-name="Source_20_Text">&amp;</text:span></text:span><text:span text:style-name="Strong_20_Emphasis"> (Ampersand):</text:span> Runs commands asynchronously in the background. The shell doesn't wait for them to finish.</text:p>
        </text:list-item>
        <text:list-item>
          <text:p text:style-name="P27"><text:span text:style-name="Strong_20_Emphasis"><text:span text:style-name="Source_20_Text">&amp;&amp;</text:span></text:span><text:span text:style-name="Strong_20_Emphasis"> (AND):</text:span> Executes commands sequentially, but only if the previous command exited successfully (exit status 0).</text:p>
        </text:list-item>
        <text:list-item>
          <text:p text:style-name="P26"><text:soft-page-break/><text:span text:style-name="Strong_20_Emphasis"><text:span text:style-name="Source_20_Text">||</text:span></text:span><text:span text:style-name="Strong_20_Emphasis"> (OR):</text:span> Executes commands sequentially, but only if the previous command failed (non-zero exit status).</text:p>
        </text:list-item>
      </text:list>
      <text:p text:style-name="Text_20_body"><text:span text:style-name="Strong_20_Emphasis">3. Precedence:</text:span></text:p>
      <text:list xml:id="list2443318109" text:style-name="L7">
        <text:list-item>
          <text:p text:style-name="P28"><text:span text:style-name="Source_20_Text">&amp;&amp;</text:span> and <text:span text:style-name="Source_20_Text">||</text:span> have equal precedence, evaluated from left to right.</text:p>
        </text:list-item>
      </text:list>
      <text:p text:style-name="Text_20_body"><text:span text:style-name="Strong_20_Emphasis">4. List Termination:</text:span></text:p>
      <text:list xml:id="list3454169601" text:style-name="L8">
        <text:list-item>
          <text:p text:style-name="P29">A <text:span text:style-name="Source_20_Text">;</text:span>, <text:span text:style-name="Source_20_Text">&amp;</text:span>, or newline terminates the current list and determines its execution behavior (sequential, asynchronous, etc.).</text:p>
        </text:list-item>
      </text:list>
      <text:p text:style-name="Text_20_body"><text:span text:style-name="Strong_20_Emphasis">5. Asynchronous Lists (</text:span><text:span text:style-name="Strong_20_Emphasis"><text:span text:style-name="Source_20_Text">&amp;</text:span></text:span><text:span text:style-name="Strong_20_Emphasis">):</text:span></text:p>
      <text:list xml:id="list234188561" text:style-name="L9">
        <text:list-item>
          <text:p text:style-name="P31">Commands run in the background with their output typically discarded (<text:span text:style-name="Source_20_Text">/dev/null</text:span>).</text:p>
        </text:list-item>
        <text:list-item>
          <text:p text:style-name="P31">The shell returns the process ID of the last background command.</text:p>
        </text:list-item>
        <text:list-item>
          <text:p text:style-name="P31">Process IDs are maintained until:</text:p>
          <text:list>
            <text:list-item>
              <text:p text:style-name="P31">The command finishes and the script checks for it.</text:p>
            </text:list-item>
            <text:list-item>
              <text:p text:style-name="P30">Another background command is run before accessing the previous process ID (<text:span text:style-name="Source_20_Text">"$!"</text:span>).</text:p>
            </text:list-item>
          </text:list>
        </text:list-item>
      </text:list>
      <text:p text:style-name="Text_20_body"><text:span text:style-name="Strong_20_Emphasis">6. Sequential Lists (</text:span><text:span text:style-name="Strong_20_Emphasis"><text:span text:style-name="Source_20_Text">;</text:span></text:span><text:span text:style-name="Strong_20_Emphasis">):</text:span></text:p>
      <text:list xml:id="list4217224991" text:style-name="L10">
        <text:list-item>
          <text:p text:style-name="P33">Commands are executed one after another, waiting for each to finish before starting the next.</text:p>
        </text:list-item>
        <text:list-item>
          <text:p text:style-name="P32">The exit status of the entire list is the exit status of the last command.</text:p>
        </text:list-item>
      </text:list>
      <text:p text:style-name="Text_20_body"><text:span text:style-name="Strong_20_Emphasis">7. AND Lists (</text:span><text:span text:style-name="Strong_20_Emphasis"><text:span text:style-name="Source_20_Text">&amp;&amp;</text:span></text:span><text:span text:style-name="Strong_20_Emphasis">):</text:span></text:p>
      <text:list xml:id="list984968683" text:style-name="L11">
        <text:list-item>
          <text:p text:style-name="P35">Commands are executed sequentially, but only if the previous command exited successfully (exit status 0).</text:p>
        </text:list-item>
        <text:list-item>
          <text:p text:style-name="P35">If a command fails, the remaining commands in the list are skipped.</text:p>
        </text:list-item>
        <text:list-item>
          <text:p text:style-name="P34">The exit status of the entire list is the exit status of the last successfully executed command.</text:p>
        </text:list-item>
      </text:list>
      <text:p text:style-name="Text_20_body"><text:span text:style-name="Strong_20_Emphasis">8. OR Lists (</text:span><text:span text:style-name="Strong_20_Emphasis"><text:span text:style-name="Source_20_Text">||</text:span></text:span><text:span text:style-name="Strong_20_Emphasis">):</text:span></text:p>
      <text:list xml:id="list987803178" text:style-name="L12">
        <text:list-item>
          <text:p text:style-name="P37">Commands are executed sequentially, but only if the previous command failed (non-zero exit status).</text:p>
        </text:list-item>
        <text:list-item>
          <text:p text:style-name="P37">If a command succeeds, the remaining commands in the list are skipped.</text:p>
        </text:list-item>
        <text:list-item>
          <text:p text:style-name="P36">The exit status of the entire list is the exit status of the last successfully executed command.</text:p>
        </text:list-item>
      </text:list>
      <text:p text:style-name="P4"/>
      <text:p text:style-name="P6">Compound command</text:p>
      <text:p text:style-name="P6"/>
      <text:p text:style-name="P64">This section dives into compound commands, the heart of shell script control flow. They allow you to execute sequences of commands conditionally, repeatedly, or in specific contexts.</text:p>
      <text:p text:style-name="Text_20_body"><text:span text:style-name="Strong_20_Emphasis">1. Grouping Commands:</text:span></text:p>
      <text:list xml:id="list2307431687" text:style-name="L24">
        <text:list-item>
          <text:p text:style-name="P53"><text:span text:style-name="Strong_20_Emphasis"><text:span text:style-name="Source_20_Text">(compound-list)</text:span></text:span><text:span text:style-name="Strong_20_Emphasis">:</text:span> Executes commands in a subshell environment, isolating changes to variables and environment.</text:p>
        </text:list-item>
        <text:list-item>
          <text:p text:style-name="P52"><text:span text:style-name="Strong_20_Emphasis"><text:span text:style-name="Source_20_Text">{ compound-list; }</text:span></text:span><text:span text:style-name="Strong_20_Emphasis">:</text:span> Executes commands in the current process environment. Semicolon or other delimiters (like newline) can be used.</text:p>
        </text:list-item>
      </text:list>
      <text:p text:style-name="Text_20_body"><text:span text:style-name="Strong_20_Emphasis">2. The </text:span><text:span text:style-name="Strong_20_Emphasis"><text:span text:style-name="Source_20_Text">for</text:span></text:span><text:span text:style-name="Strong_20_Emphasis"> Loop:</text:span></text:p>
      <text:list xml:id="list1219333925" text:style-name="L25">
        <text:list-item>
          <text:p text:style-name="P55"><text:soft-page-break/>Loops through a list of items, executing a set of commands for each item.</text:p>
        </text:list-item>
        <text:list-item>
          <text:p text:style-name="P54">Syntax:</text:p>
        </text:list-item>
      </text:list>
      <text:p text:style-name="Preformatted_20_Text"><text:span text:style-name="Source_20_Text">for name in [word ...]</text:span></text:p>
      <text:p text:style-name="Preformatted_20_Text"><text:span text:style-name="Source_20_Text">do</text:span></text:p>
      <text:p text:style-name="Preformatted_20_Text"><text:span text:style-name="Source_20_Text"><text:s text:c="2"/>compound-list</text:span></text:p>
      <text:p text:style-name="P1"><text:span text:style-name="Source_20_Text">done</text:span></text:p>
      <text:p text:style-name="Text_20_body"><text:span text:style-name="Strong_20_Emphasis">3. The </text:span><text:span text:style-name="Strong_20_Emphasis"><text:span text:style-name="Source_20_Text">case</text:span></text:span><text:span text:style-name="Strong_20_Emphasis"> Conditional Construct:</text:span></text:p>
      <text:list xml:id="list426266155" text:style-name="L26">
        <text:list-item>
          <text:p text:style-name="P57">Executes a set of commands based on the first matching pattern from a list compared to a given word.</text:p>
        </text:list-item>
        <text:list-item>
          <text:p text:style-name="P56">Syntax:</text:p>
        </text:list-item>
      </text:list>
      <text:p text:style-name="Preformatted_20_Text"><text:span text:style-name="Source_20_Text">case word in</text:span></text:p>
      <text:p text:style-name="Preformatted_20_Text"><text:span text:style-name="Source_20_Text"><text:s text:c="2"/>(pattern1) compound-list;;</text:span></text:p>
      <text:p text:style-name="Preformatted_20_Text"><text:span text:style-name="Source_20_Text"><text:s text:c="2"/>...</text:span></text:p>
      <text:p text:style-name="Preformatted_20_Text"><text:span text:style-name="Source_20_Text"><text:s text:c="2"/>(patternN) compound-list</text:span></text:p>
      <text:p text:style-name="P1"><text:span text:style-name="Source_20_Text">esac</text:span></text:p>
      <text:p text:style-name="Text_20_body"><text:span text:style-name="Strong_20_Emphasis">4. The </text:span><text:span text:style-name="Strong_20_Emphasis"><text:span text:style-name="Source_20_Text">if</text:span></text:span><text:span text:style-name="Strong_20_Emphasis"> Conditional Construct:</text:span></text:p>
      <text:list xml:id="list470487291" text:style-name="L27">
        <text:list-item>
          <text:p text:style-name="P59">Executes a set of commands based on the exit status of another set of commands.</text:p>
        </text:list-item>
        <text:list-item>
          <text:p text:style-name="P59">Supports <text:span text:style-name="Source_20_Text">then</text:span>, <text:span text:style-name="Source_20_Text">elif</text:span> (optional), and <text:span text:style-name="Source_20_Text">else</text:span> (optional) blocks.</text:p>
        </text:list-item>
        <text:list-item>
          <text:p text:style-name="P58">Syntax:</text:p>
        </text:list-item>
      </text:list>
      <text:p text:style-name="Preformatted_20_Text"><text:span text:style-name="Source_20_Text">if compound-list1</text:span></text:p>
      <text:p text:style-name="Preformatted_20_Text"><text:span text:style-name="Source_20_Text">then</text:span></text:p>
      <text:p text:style-name="Preformatted_20_Text"><text:span text:style-name="Source_20_Text"><text:s text:c="2"/>compound-list2</text:span></text:p>
      <text:p text:style-name="Preformatted_20_Text"><text:span text:style-name="Source_20_Text">[elif compound-list3</text:span></text:p>
      <text:p text:style-name="Preformatted_20_Text"><text:span text:style-name="Source_20_Text">then</text:span></text:p>
      <text:p text:style-name="Preformatted_20_Text"><text:span text:style-name="Source_20_Text"><text:s text:c="2"/>compound-list4] ...</text:span></text:p>
      <text:p text:style-name="Preformatted_20_Text"><text:span text:style-name="Source_20_Text">[else</text:span></text:p>
      <text:p text:style-name="Preformatted_20_Text"><text:span text:style-name="Source_20_Text"><text:s text:c="2"/>compound-list5]</text:span></text:p>
      <text:p text:style-name="P1"><text:span text:style-name="Source_20_Text">fi</text:span></text:p>
      <text:p text:style-name="Text_20_body"><text:span text:style-name="Strong_20_Emphasis">5. The </text:span><text:span text:style-name="Strong_20_Emphasis"><text:span text:style-name="Source_20_Text">while</text:span></text:span><text:span text:style-name="Strong_20_Emphasis"> Loop:</text:span></text:p>
      <text:list xml:id="list2753152017" text:style-name="L28">
        <text:list-item>
          <text:p text:style-name="P61">Repeatedly executes a set of commands as long as another set of commands exits with a zero status (successful).</text:p>
        </text:list-item>
        <text:list-item>
          <text:p text:style-name="P60">Syntax:</text:p>
        </text:list-item>
      </text:list>
      <text:p text:style-name="Preformatted_20_Text"><text:span text:style-name="Source_20_Text">while compound-list1</text:span></text:p>
      <text:p text:style-name="Preformatted_20_Text"><text:span text:style-name="Source_20_Text">do</text:span></text:p>
      <text:p text:style-name="Preformatted_20_Text"><text:span text:style-name="Source_20_Text"><text:s text:c="2"/>compound-list2</text:span></text:p>
      <text:p text:style-name="P1"><text:span text:style-name="Source_20_Text">done</text:span></text:p>
      <text:p text:style-name="Text_20_body"><text:span text:style-name="Strong_20_Emphasis">6. The </text:span><text:span text:style-name="Strong_20_Emphasis"><text:span text:style-name="Source_20_Text">until</text:span></text:span><text:span text:style-name="Strong_20_Emphasis"> Loop:</text:span></text:p>
      <text:list xml:id="list1896269984" text:style-name="L29">
        <text:list-item>
          <text:p text:style-name="P63">Similar to <text:span text:style-name="Source_20_Text">while</text:span>, but continues as long as the inner command exits with a non-zero status (failure).</text:p>
        </text:list-item>
        <text:list-item>
          <text:p text:style-name="P62">Syntax:</text:p>
        </text:list-item>
      </text:list>
      <text:p text:style-name="Preformatted_20_Text"><text:span text:style-name="Source_20_Text">until compound-list1</text:span></text:p>
      <text:p text:style-name="Preformatted_20_Text"><text:span text:style-name="Source_20_Text">do</text:span></text:p>
      <text:p text:style-name="Preformatted_20_Text"><text:span text:style-name="Source_20_Text"><text:s text:c="2"/>compound-list2</text:span></text:p>
      <text:p text:style-name="P1"><text:span text:style-name="Source_20_Text">done</text:span></text:p>
      <text:p text:style-name="P7"><text:soft-page-break/>function</text:p>
      <text:p text:style-name="P7"/>
      <text:p text:style-name="P73"><text:span text:style-name="Strong_20_Emphasis">1. What are Functions?</text:span></text:p>
      <text:list xml:id="list1692361220" text:style-name="L30">
        <text:list-item>
          <text:p text:style-name="P66">User-defined names that act like commands.</text:p>
        </text:list-item>
        <text:list-item>
          <text:p text:style-name="P66">Execute a sequence of commands (compound command) when called.</text:p>
        </text:list-item>
        <text:list-item>
          <text:p text:style-name="P65">Allow you to encapsulate logic and avoid code duplication.</text:p>
        </text:list-item>
      </text:list>
      <text:p text:style-name="Text_20_body"><text:span text:style-name="Strong_20_Emphasis">2. Function Definition:</text:span></text:p>
      <text:p text:style-name="P1"><text:span text:style-name="Source_20_Text">fname() compound-command [io-redirect ...]</text:span></text:p>
      <text:list xml:id="list99764559" text:style-name="L31">
        <text:list-item>
          <text:p text:style-name="P68"><text:span text:style-name="Source_20_Text">fname</text:span>: The name you choose for your function (must follow naming conventions).</text:p>
        </text:list-item>
        <text:list-item>
          <text:p text:style-name="P68"><text:span text:style-name="Source_20_Text">compound-command</text:span>: The sequence of commands the function executes.</text:p>
        </text:list-item>
        <text:list-item>
          <text:p text:style-name="P67"><text:span text:style-name="Source_20_Text">io-redirect</text:span> (optional): Redirects for input/output within the function.</text:p>
        </text:list-item>
      </text:list>
      <text:p text:style-name="Text_20_body"><text:span text:style-name="Strong_20_Emphasis">3. Key Points:</text:span></text:p>
      <text:list xml:id="list1807417864" text:style-name="L32">
        <text:list-item>
          <text:p text:style-name="P70">Function definitions are not expanded when defined, but rather when called.</text:p>
        </text:list-item>
        <text:list-item>
          <text:p text:style-name="P70">Variable assignments and redirections within the function happen when it's executed, not defined.</text:p>
        </text:list-item>
        <text:list-item>
          <text:p text:style-name="P70">Functions have similar error handling behavior as special built-in commands.</text:p>
        </text:list-item>
        <text:list-item>
          <text:p text:style-name="P70">When a function is called:</text:p>
          <text:list>
            <text:list-item>
              <text:p text:style-name="P70">Arguments passed become temporary positional parameters for the function.</text:p>
            </text:list-item>
            <text:list-item>
              <text:p text:style-name="P70">The special parameter <text:span text:style-name="Source_20_Text">#</text:span> reflects the number of arguments passed.</text:p>
            </text:list-item>
            <text:list-item>
              <text:p text:style-name="P70">These parameter values are restored after the function finishes.</text:p>
            </text:list-item>
            <text:list-item>
              <text:p text:style-name="P69">The <text:span text:style-name="Source_20_Text">return</text:span> command within the function exits the function and resumes the script.</text:p>
            </text:list-item>
          </text:list>
        </text:list-item>
      </text:list>
      <text:p text:style-name="Text_20_body"><text:span text:style-name="Strong_20_Emphasis">4. Exit Status:</text:span></text:p>
      <text:list xml:id="list360551551" text:style-name="L33">
        <text:list-item>
          <text:p text:style-name="P72">Successful function definition: exit status 0.</text:p>
        </text:list-item>
        <text:list-item>
          <text:p text:style-name="P72">Function definition error: exit status greater than 0.</text:p>
        </text:list-item>
        <text:list-item>
          <text:p text:style-name="P71">Function execution exit status: reflects the exit status of the last command executed within the function.</text:p>
        </text:list-item>
      </text:list>
      <text:p text:style-name="P7"/>
      <text:p text:style-name="P7"/>
      <text:p text:style-name="P8">Shell grammar</text:p>
      <text:p text:style-name="P8"/>
      <text:p text:style-name="P9">Lexical conventions</text:p>
      <text:p text:style-name="P9"/>
      <text:p text:style-name="P74"><text:span text:style-name="Strong_20_Emphasis">1. The Big Picture:</text:span></text:p>
      <text:list xml:id="list858858298" text:style-name="L35">
        <text:list-item>
          <text:p text:style-name="P76">The shell first recognizes characters and groups them into tokens.</text:p>
        </text:list-item>
        <text:list-item>
          <text:p text:style-name="P75">These tokens are then classified based on specific rules.</text:p>
        </text:list-item>
      </text:list>
      <text:p text:style-name="Text_20_body"><text:span text:style-name="Strong_20_Emphasis">2. Token Recognition Rules (Applied Sequentially):</text:span></text:p>
      <text:list xml:id="list2834317384" text:style-name="L36">
        <text:list-item>
          <text:p text:style-name="P78"><text:span text:style-name="Strong_20_Emphasis">Newline:</text:span> Identified as the <text:span text:style-name="Source_20_Text">NEWLINE</text:span> token.</text:p>
        </text:list-item>
        <text:list-item>
          <text:p text:style-name="P78"><text:span text:style-name="Strong_20_Emphasis">Operators:</text:span> Recognized based on their symbol (e.g., <text:span text:style-name="Source_20_Text">+</text:span>, <text:span text:style-name="Source_20_Text">-</text:span>, <text:span text:style-name="Source_20_Text">*</text:span>). The corresponding operator token identifier is returned.</text:p>
        </text:list-item>
        <text:list-item>
          <text:p text:style-name="P78"><text:span text:style-name="Strong_20_Emphasis">IO Numbers:</text:span> If a string consists only of digits and is followed by <text:span text:style-name="Source_20_Text">&lt;</text:span> or <text:span text:style-name="Source_20_Text">&gt;</text:span>, it's recognized as an <text:span text:style-name="Source_20_Text">IO_NUMBER</text:span> token (used for input/output redirection).</text:p>
        </text:list-item>
        <text:list-item>
          <text:p text:style-name="P77"><text:soft-page-break/><text:span text:style-name="Strong_20_Emphasis">Default Token:</text:span> Otherwise, the token is classified as a generic <text:span text:style-name="Source_20_Text">TOKEN</text:span>.</text:p>
        </text:list-item>
      </text:list>
      <text:p text:style-name="Text_20_body"><text:span text:style-name="Strong_20_Emphasis">3. Context-Dependent Classification of </text:span><text:span text:style-name="Strong_20_Emphasis"><text:span text:style-name="Source_20_Text">TOKEN</text:span></text:span><text:span text:style-name="Strong_20_Emphasis">:</text:span></text:p>
      <text:list xml:id="list4216809279" text:style-name="L37">
        <text:list-item>
          <text:p text:style-name="P80">Depending on the context, a <text:span text:style-name="Source_20_Text">TOKEN</text:span> can further be categorized as:</text:p>
          <text:list>
            <text:list-item>
              <text:p text:style-name="P80"><text:span text:style-name="Strong_20_Emphasis">WORD:</text:span> A general term for a command or argument.</text:p>
            </text:list-item>
            <text:list-item>
              <text:p text:style-name="P80"><text:span text:style-name="Strong_20_Emphasis">NAME:</text:span> A variable name.</text:p>
            </text:list-item>
            <text:list-item>
              <text:p text:style-name="P80"><text:span text:style-name="Strong_20_Emphasis">ASSIGNMENT:</text:span> Used for variable assignments (e.g., <text:span text:style-name="Source_20_Text">name=value</text:span>).</text:p>
            </text:list-item>
            <text:list-item>
              <text:p text:style-name="P80"><text:span text:style-name="Strong_20_Emphasis">Reserved Word:</text:span> Keywords like <text:span text:style-name="Source_20_Text">if</text:span>, <text:span text:style-name="Source_20_Text">for</text:span>, etc.</text:p>
            </text:list-item>
          </text:list>
        </text:list-item>
        <text:list-item>
          <text:p text:style-name="P80">Specific grammar rules (annotated with numbers) can be applied to convert a <text:span text:style-name="Source_20_Text">TOKEN</text:span> into a more specific type based on its context.</text:p>
        </text:list-item>
        <text:list-item>
          <text:p text:style-name="P79">The highest-numbered applicable rule takes precedence.</text:p>
        </text:list-item>
      </text:list>
      <text:p text:style-name="Text_20_body"><text:span text:style-name="Strong_20_Emphasis">4. Word Expansion:</text:span></text:p>
      <text:list xml:id="list36419348" text:style-name="L38">
        <text:list-item>
          <text:p text:style-name="P81">Word expansions (e.g., variable substitutions) happen just before the command using the <text:span text:style-name="Source_20_Text">WORD</text:span> token is executed, not during parsing.</text:p>
        </text:list-item>
      </text:list>
      <text:p text:style-name="P10"/>
      <text:p text:style-name="P10">Grammar rules</text:p>
      <text:p text:style-name="P10"/>
      <text:p text:style-name="P88"><text:span text:style-name="Strong_20_Emphasis">1. Core Concepts:</text:span></text:p>
      <text:list xml:id="list617351491" text:style-name="L39">
        <text:list-item>
          <text:p text:style-name="P83">The shell breaks down commands into tokens (like words, operators) based on specific rules.</text:p>
        </text:list-item>
        <text:list-item>
          <text:p text:style-name="P82">These rules determine how tokens are classified and how they interact with each other.</text:p>
        </text:list-item>
      </text:list>
      <text:p text:style-name="Text_20_body"><text:span text:style-name="Strong_20_Emphasis">2. Key Rules:</text:span></text:p>
      <text:list xml:id="list1719620481" text:style-name="L40">
        <text:list-item>
          <text:p text:style-name="P85"><text:span text:style-name="Strong_20_Emphasis">Rule 1 (implicit):</text:span> Reserved words are recognized only in specific contexts (e.g., after newline or semicolon).</text:p>
        </text:list-item>
        <text:list-item>
          <text:p text:style-name="P85"><text:span text:style-name="Strong_20_Emphasis">Rule 2:</text:span> Filenames are recognized as <text:span text:style-name="Source_20_Text">WORD</text:span> tokens.</text:p>
        </text:list-item>
        <text:list-item>
          <text:p text:style-name="P85"><text:span text:style-name="Strong_20_Emphasis">Rule 3:</text:span> Here-documents (used for inline input) have their delimiters removed.</text:p>
        </text:list-item>
        <text:list-item>
          <text:p text:style-name="P85"><text:span text:style-name="Strong_20_Emphasis">Rule 4:</text:span> Patterns in <text:span text:style-name="Source_20_Text">case</text:span> statements are recognized as <text:span text:style-name="Source_20_Text">WORD</text:span> tokens initially, but lose this special status if combined with the pipe operator (<text:span text:style-name="Source_20_Text">|</text:span>).</text:p>
        </text:list-item>
        <text:list-item>
          <text:p text:style-name="P85"><text:span text:style-name="Strong_20_Emphasis">Rule 5 &amp; 6:</text:span> <text:span text:style-name="Source_20_Text">NAME</text:span> tokens are identified based on specific naming conventions. In <text:span text:style-name="Source_20_Text">for</text:span> and <text:span text:style-name="Source_20_Text">case</text:span> constructs, <text:span text:style-name="Source_20_Text">in</text:span> is a reserved word (not an operator).</text:p>
        </text:list-item>
        <text:list-item>
          <text:p text:style-name="P85"><text:span text:style-name="Strong_20_Emphasis">Rule 7a &amp; 7b:</text:span> Complex rules for handling assignments. In simple words, the presence of an <text:span text:style-name="Source_20_Text">=</text:span> symbol determines if a token becomes an <text:span text:style-name="Source_20_Text">ASSIGNMENT_WORD</text:span> or remains a <text:span text:style-name="Source_20_Text">WORD</text:span>.</text:p>
        </text:list-item>
        <text:list-item>
          <text:p text:style-name="P85"><text:span text:style-name="Strong_20_Emphasis">Rule 8:</text:span> Function names are recognized as <text:span text:style-name="Source_20_Text">NAME</text:span> tokens.</text:p>
        </text:list-item>
        <text:list-item>
          <text:p text:style-name="P84"><text:span text:style-name="Strong_20_Emphasis">Rule 9:</text:span> Word expansion and variable assignment are disabled within function definitions to avoid unintended side effects.</text:p>
        </text:list-item>
      </text:list>
      <text:p text:style-name="Text_20_body"><text:span text:style-name="Strong_20_Emphasis">3. Structure and Order:</text:span></text:p>
      <text:list xml:id="list2275400042" text:style-name="L41">
        <text:list-item>
          <text:p text:style-name="P87">The grammar starts with high-level constructs like <text:span text:style-name="Source_20_Text">complete_command</text:span> and breaks them down into smaller elements like <text:span text:style-name="Source_20_Text">simple_command</text:span> and <text:span text:style-name="Source_20_Text">compound_command</text:span>.</text:p>
        </text:list-item>
        <text:list-item>
          <text:p text:style-name="P87">Rules define how these elements can be combined (e.g., pipelines, <text:span text:style-name="Source_20_Text">if</text:span> statements).</text:p>
        </text:list-item>
        <text:list-item>
          <text:p text:style-name="P86">Specific rules (like <text:span text:style-name="Source_20_Text">io_redirect</text:span>) define the structure of redirections.</text:p>
        </text:list-item>
      </text:list>
      <text:p text:style-name="P10"/>
      <text:p text:style-name="P10"/>
      <text:p text:style-name="P11"><text:soft-page-break/>Signal and environment</text:p>
      <text:p text:style-name="P11"/>
      <text:p text:style-name="P93"><text:span text:style-name="Strong_20_Emphasis">1. Signals and Error Handling:</text:span></text:p>
      <text:list xml:id="list1425874151" text:style-name="L42">
        <text:list-item>
          <text:p text:style-name="P90"><text:span text:style-name="Strong_20_Emphasis">Asynchronous commands:</text:span> When commands are run in the background (asynchronous list), signals like <text:span text:style-name="Source_20_Text">SIGINT</text:span> (Ctrl+C) are blocked to avoid interruption.</text:p>
        </text:list-item>
        <text:list-item>
          <text:p text:style-name="P90"><text:span text:style-name="Strong_20_Emphasis">Foreground commands and signals:</text:span> If a signal with a trap (custom action) is received while a foreground command runs, the trap is delayed until the command finishes.</text:p>
        </text:list-item>
        <text:list-item>
          <text:p text:style-name="P90"><text:span text:style-name="Strong_20_Emphasis"><text:span text:style-name="Source_20_Text">wait</text:span></text:span><text:span text:style-name="Strong_20_Emphasis"> utility and signals:</text:span> When using <text:span text:style-name="Source_20_Text">wait</text:span> to monitor background commands, a signal with a trap triggers <text:span text:style-name="Source_20_Text">wait</text:span> to return immediately with an error code, followed by the trap execution.</text:p>
        </text:list-item>
        <text:list-item>
          <text:p text:style-name="P89"><text:span text:style-name="Strong_20_Emphasis">Multiple pending signals:</text:span> The order in which traps for multiple pending signals are executed is unpredictable.</text:p>
        </text:list-item>
      </text:list>
      <text:p text:style-name="Text_20_body"><text:span text:style-name="Strong_20_Emphasis">2. Shell Execution Environments:</text:span></text:p>
      <text:list xml:id="list1361113486" text:style-name="L43">
        <text:list-item>
          <text:p text:style-name="P92"><text:span text:style-name="Strong_20_Emphasis">Shell environment:</text:span> This consists of various aspects like open files, working directory, traps, shell functions, etc.</text:p>
        </text:list-item>
        <text:list-item>
          <text:p text:style-name="P92"><text:span text:style-name="Strong_20_Emphasis">Child process environment:</text:span> When executing utilities (commands), a separate environment is created, inheriting most aspects from the shell environment. However:</text:p>
          <text:list>
            <text:list-item>
              <text:p text:style-name="P92">Open files might be modified by redirections.</text:p>
            </text:list-item>
            <text:list-item>
              <text:p text:style-name="P92">Traps are reset to defaults for shell scripts and mapped to appropriate actions for non-scripts.</text:p>
            </text:list-item>
            <text:list-item>
              <text:p text:style-name="P92">Only exported variables are passed to the utility.</text:p>
            </text:list-item>
          </text:list>
        </text:list-item>
        <text:list-item>
          <text:p text:style-name="P91"><text:span text:style-name="Strong_20_Emphasis">Subshell environment:</text:span> A temporary environment, similar to the shell environment but with default traps. Used for command substitution, parentheses, asynchronous lists, and (optionally) pipelines. Changes within a subshell don't affect the main shell environment.</text:p>
        </text:list-item>
      </text:list>
      <text:p text:style-name="P12">Pattern matching</text:p>
      <text:p text:style-name="P12"/>
      <text:p text:style-name="P100"><text:span text:style-name="Strong_20_Emphasis">1. Building Blocks:</text:span></text:p>
      <text:list xml:id="list2831181909" text:style-name="L44">
        <text:list-item>
          <text:p text:style-name="P95"><text:span text:style-name="Strong_20_Emphasis">Ordinary Characters:</text:span> Match themselves, except for special characters like <text:span text:style-name="Source_20_Text">?</text:span>, <text:span text:style-name="Source_20_Text">*</text:span>, and <text:span text:style-name="Source_20_Text">[]</text:span>, or characters requiring quoting (e.g., whitespace).</text:p>
        </text:list-item>
        <text:list-item>
          <text:p text:style-name="P95"><text:span text:style-name="Strong_20_Emphasis">Special Pattern Characters:</text:span> Have specific meanings:</text:p>
          <text:list>
            <text:list-item>
              <text:p text:style-name="P95"><text:span text:style-name="Source_20_Text">?</text:span>: Matches any single character.</text:p>
            </text:list-item>
            <text:list-item>
              <text:p text:style-name="P95"><text:span text:style-name="Source_20_Text">*</text:span>: Matches zero or more characters (greedy - tries to match as many as possible).</text:p>
            </text:list-item>
            <text:list-item>
              <text:p text:style-name="P95"><text:span text:style-name="Source_20_Text">[]</text:span>: Introduces a bracket expression for matching specific character sets.</text:p>
            </text:list-item>
          </text:list>
        </text:list-item>
        <text:list-item>
          <text:p text:style-name="P94"><text:span text:style-name="Strong_20_Emphasis">Backslash Escape:</text:span> Escapes the following character, effectively removing its special meaning.</text:p>
        </text:list-item>
      </text:list>
      <text:p text:style-name="Text_20_body"><text:span text:style-name="Strong_20_Emphasis">2. Pattern Matching Rules:</text:span></text:p>
      <text:list xml:id="list2220572582" text:style-name="L45">
        <text:list-item>
          <text:p text:style-name="P97">Concatenate patterns to match sequences of characters.</text:p>
        </text:list-item>
        <text:list-item>
          <text:p text:style-name="P96"><text:span text:style-name="Source_20_Text">*</text:span> can be used multiple times to match any length of string (greedy matching).</text:p>
        </text:list-item>
      </text:list>
      <text:p text:style-name="Text_20_body"><text:span text:style-name="Strong_20_Emphasis">3. Filename Expansion Considerations:</text:span></text:p>
      <text:list xml:id="list620311247" text:style-name="L46">
        <text:list-item>
          <text:p text:style-name="P99">Slashes (<text:span text:style-name="Source_20_Text">/</text:span>) in patterns must be explicitly matched, not by <text:span text:style-name="Source_20_Text">*</text:span> or <text:span text:style-name="Source_20_Text">?</text:span>.</text:p>
        </text:list-item>
        <text:list-item>
          <text:p text:style-name="P99">Leading periods (<text:span text:style-name="Source_20_Text">.</text:span>) in filenames require explicit matching.</text:p>
        </text:list-item>
        <text:list-item>
          <text:p text:style-name="P99"><text:soft-page-break/>Permissions: Read permission is needed for components containing patterns, search permission for those without.</text:p>
        </text:list-item>
        <text:list-item>
          <text:p text:style-name="P99">Matching and Sorting: Patterns are matched against existing files/paths and sorted based on locale.</text:p>
        </text:list-item>
        <text:list-item>
          <text:p text:style-name="P98">Invalid patterns or no matches: The original pattern remains unchanged.</text:p>
        </text:list-item>
      </text:list>
      <text:p text:style-name="P12"/>
      <text:p text:style-name="P13">Built-in</text:p>
      <text:p text:style-name="P13"/>
      <text:p text:style-name="P105"><text:span text:style-name="Strong_20_Emphasis">1. What are Special Built-in Utilities?</text:span></text:p>
      <text:list xml:id="list144015672" text:style-name="L47">
        <text:list-item>
          <text:p text:style-name="P102">These are special commands directly executed by the shell, not requiring external search paths.</text:p>
        </text:list-item>
        <text:list-item>
          <text:p text:style-name="P102">They differ from regular built-ins in two crucial ways:</text:p>
          <text:list>
            <text:list-item>
              <text:p text:style-name="P102"><text:span text:style-name="Strong_20_Emphasis">Syntax Errors:</text:span> A syntax error in a special built-in can potentially crash the shell (unlike regular built-ins).</text:p>
            </text:list-item>
            <text:list-item>
              <text:p text:style-name="P102"><text:span text:style-name="Strong_20_Emphasis">Variable Assignments:</text:span> Variable assignments using special built-ins persist after execution (unlike regular built-ins or external utilities).</text:p>
            </text:list-item>
          </text:list>
        </text:list-item>
        <text:list-item>
          <text:p text:style-name="P101">Special built-ins are not necessarily accessible through the <text:span text:style-name="Source_20_Text">exec</text:span> family of functions used for launching external programs.</text:p>
        </text:list-item>
      </text:list>
      <text:p text:style-name="Text_20_body"><text:span text:style-name="Strong_20_Emphasis">2. Conformance and Behavior:</text:span></text:p>
      <text:list xml:id="list3526381607" text:style-name="L48">
        <text:list-item>
          <text:p text:style-name="P104">Some special built-ins adhere to the guidelines outlined in the Base Definitions volume of IEEE Std 1003.1-2001 (Section 12.2).</text:p>
        </text:list-item>
        <text:list-item>
          <text:p text:style-name="P103">For those that don't, the standard requirement of recognizing <text:span text:style-name="Source_20_Text">--</text:span> (double hyphen) as a discarded argument doesn't apply. Conforming applications shouldn't use <text:span text:style-name="Source_20_Text">--</text:span> as an argument.</text:p>
        </text:list-item>
      </text:list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Helvetica, sans-serif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Verdana" svg:font-family="Verdana, Arial, Helvetica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3T12:55:00.902094036</meta:creation-date>
    <meta:generator>LibreOffice/7.3.7.2$Linux_X86_64 LibreOffice_project/30$Build-2</meta:generator>
    <dc:date>2024-07-23T13:38:32.549142306</dc:date>
    <meta:editing-duration>PT43M24S</meta:editing-duration>
    <meta:editing-cycles>18</meta:editing-cycles>
    <meta:document-statistic meta:table-count="0" meta:image-count="0" meta:object-count="0" meta:page-count="8" meta:paragraph-count="232" meta:word-count="2313" meta:character-count="14422" meta:non-whitespace-character-count="12473"/>
  </office:meta>
</office:document-meta>
</file>